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c5dd2"/>
    </style:style>
    <style:style style:name="P2" style:family="paragraph" style:parent-style-name="Standard">
      <style:text-properties officeooo:rsid="000d0379" officeooo:paragraph-rsid="000d0379"/>
    </style:style>
    <style:style style:name="P3" style:family="paragraph" style:parent-style-name="Standard">
      <style:text-properties officeooo:rsid="000d0379" officeooo:paragraph-rsid="000e3251"/>
    </style:style>
    <style:style style:name="T1" style:family="text">
      <style:text-properties officeooo:rsid="000a06ce"/>
    </style:style>
    <style:style style:name="T2" style:family="text">
      <style:text-properties officeooo:rsid="000c5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ubra o poder da natureza em sua forma mais pura com a abrangente linha de produtos da Aromalma. Dos deliciosos alimentos orgânicos, cultivados com devoção nas fazendas familiares, aos cosméticos naturais que mimam sua pele com ingredientes que a Terra oferece generosamente, e aos produtos de limpeza ecológicos que respeitam tanto o seu lar quanto o meio ambiente. Cada escolha da Aromalma é um passo em direção a um estilo de vida mais saudável e sustentável, uma jornada onde você nutre seu corpo, enriquece sua rotina de cuidados pessoais e mantém seu espaço impecável, enquanto apoia práticas responsáveis que ecoam através do temp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09:43.398000000</meta:creation-date>
    <dc:date>2023-08-09T22:25:05.285000000</dc:date>
    <meta:editing-duration>PT15M18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03" meta:character-count="642" meta:non-whitespace-character-count="540"/>
  </office:meta>
</office:document-meta>
</file>